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72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9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4" style:family="table-cell" style:parent-style-name="Default" style:data-style-name="N121">
      <style:map style:condition="cell-content()&gt;[.E31]*1.25" style:apply-style-name="Good" style:base-cell-address="Sheet1.J31"/>
    </style:style>
    <style:style style:name="ce103" style:family="table-cell" style:parent-style-name="Default" style:data-style-name="N121">
      <style:map style:condition="cell-content()&gt;#REF!*1.25" style:apply-style-name="Good" style:base-cell-address="Sheet1.J31"/>
    </style:style>
    <style:style style:name="ce105" style:family="table-cell" style:parent-style-name="Default" style:data-style-name="N121">
      <style:map style:condition="cell-content()&gt;[.E33]*1.25" style:apply-style-name="Good" style:base-cell-address="Sheet1.J33"/>
    </style:style>
    <style:style style:name="ce110" style:family="table-cell" style:parent-style-name="Default" style:data-style-name="N121">
      <style:map style:condition="cell-content()&gt;[.E34]*1.25" style:apply-style-name="Good" style:base-cell-address="Sheet1.J34"/>
    </style:style>
    <style:style style:name="ce16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6" style:family="table-cell" style:parent-style-name="Default" style:data-style-name="N121">
      <style:map style:condition="cell-content()&gt;0" style:apply-style-name="Bad" style:base-cell-address="Sheet1.K31"/>
    </style:style>
    <style:style style:name="ce127" style:family="table-cell" style:parent-style-name="Default" style:data-style-name="N121">
      <style:map style:condition="cell-content()&gt;0" style:apply-style-name="Bad" style:base-cell-address="Sheet1.K32"/>
    </style:style>
    <style:style style:name="ce143" style:family="table-cell" style:parent-style-name="Default" style:data-style-name="N121">
      <style:map style:condition="cell-content()&gt;0" style:apply-style-name="Bad" style:base-cell-address="Sheet1.K33"/>
    </style:style>
    <style:style style:name="ce151" style:family="table-cell" style:parent-style-name="Default" style:data-style-name="N121">
      <style:map style:condition="cell-content()&gt;0" style:apply-style-name="Bad" style:base-cell-address="Sheet1.K34"/>
    </style:style>
    <style:style style:name="ce204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2"/>
    </style:style>
    <style:style style:name="ce172" style:family="table-cell" style:parent-style-name="Default" style:data-style-name="N121">
      <style:map style:condition="cell-content()&gt;0" style:apply-style-name="Bad" style:base-cell-address="Sheet1.L33"/>
    </style:style>
    <style:style style:name="ce174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51" calcext:value-type="float">
            <text:p>1.515</text:p>
          </table:table-cell>
          <table:table-cell table:style-name="ce22" office:value-type="percentage" office:value="-0.0092" calcext:value-type="percentage">
            <text:p>-0.92%</text:p>
          </table:table-cell>
          <table:table-cell table:style-name="ce26" office:value-type="float" office:value="37.36" calcext:value-type="float">
            <text:p>37.36</text:p>
          </table:table-cell>
          <table:table-cell table:style-name="ce22" office:value-type="percentage" office:value="0.9338" calcext:value-type="percentage">
            <text:p>93.38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11" calcext:value-type="float" table:number-columns-spanned="5" table:number-rows-spanned="1">
            <text:p>1.61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4" calcext:value-type="percentage" table:number-columns-spanned="5" table:number-rows-spanned="1">
            <text:p>-1.1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27" calcext:value-type="percentage" table:number-columns-spanned="1" table:number-rows-spanned="2">
            <text:p>17.27%</text:p>
          </table:table-cell>
          <table:table-cell office:value-type="string" calcext:value-type="string">
            <text:p>洋河股份F</text:p>
          </table:table-cell>
          <table:table-cell office:value-type="percentage" office:value="0.1151" calcext:value-type="percentage">
            <text:p>11.51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95.6" calcext:value-type="float">
            <text:p>95.600</text:p>
          </table:table-cell>
          <table:table-cell office:value-type="float" office:value="19.56" calcext:value-type="float">
            <text:p>19.56</text:p>
          </table:table-cell>
          <table:table-cell office:value-type="float" office:value="1440" calcext:value-type="float">
            <text:p>1440.00</text:p>
          </table:table-cell>
          <table:table-cell table:style-name="ce42" table:formula="of:=IF([.E6]&gt;0;[.F6]/[.E6]-1.0014;([.F6]-[.E6]))" office:value-type="percentage" office:value="-0.0911492049587722" calcext:value-type="percentage">
            <text:p>-9.11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95.6" calcext:value-type="float">
            <text:p>95.600</text:p>
          </table:table-cell>
          <table:table-cell office:value-type="float" office:value="19.56" calcext:value-type="float">
            <text:p>19.56</text:p>
          </table:table-cell>
          <table:table-cell office:value-type="float" office:value="1440" calcext:value-type="float">
            <text:p>1440.00</text:p>
          </table:table-cell>
          <table:table-cell table:style-name="ce43" table:formula="of:=IF([.E7]&gt;0;[.F7]/[.E7]-1.0014;([.F7]-[.E7]))" office:value-type="percentage" office:value="-0.066354372512006" calcext:value-type="percentage">
            <text:p>-6.6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218" calcext:value-type="percentage" table:number-columns-spanned="1" table:number-rows-spanned="3">
            <text:p>12.18%</text:p>
          </table:table-cell>
          <table:table-cell office:value-type="string" calcext:value-type="string">
            <text:p>融创中国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3.05" calcext:value-type="float">
            <text:p>33.050</text:p>
          </table:table-cell>
          <table:table-cell office:value-type="float" office:value="5.29" calcext:value-type="float">
            <text:p>5.29</text:p>
          </table:table-cell>
          <table:table-cell office:value-type="float" office:value="1538.1" calcext:value-type="float">
            <text:p>1538.10</text:p>
          </table:table-cell>
          <table:table-cell table:style-name="ce50" table:formula="of:=IF([.E8]&gt;0;[.F8]/[.E8]-1.0014;([.F8]-[.E8]))" office:value-type="percentage" office:value="0.246005170786941" calcext:value-type="percentage">
            <text:p>24.60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11875" calcext:value-type="float">
            <text:p>33.119</text:p>
          </table:table-cell>
          <table:table-cell table:style-name="ce139" table:formula="of:=IF([.F8]&lt;[.E8]*1.25; 0; [.J8]/1.25*0.92)" office:value-type="float" office:value="0" calcext:value-type="float">
            <text:p>0.000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8.252" calcext:value-type="float">
            <text:p>8.252</text:p>
          </table:table-cell>
          <table:table-cell office:value-type="float" office:value="7.84" calcext:value-type="float">
            <text:p>7.840</text:p>
          </table:table-cell>
          <table:table-cell office:value-type="float" office:value="6.85" calcext:value-type="float">
            <text:p>6.85</text:p>
          </table:table-cell>
          <table:table-cell office:value-type="float" office:value="294.5" calcext:value-type="float">
            <text:p>294.50</text:p>
          </table:table-cell>
          <table:table-cell table:style-name="ce52" table:formula="of:=IF([.E9]&gt;0;[.F9]/[.E9]-1.0014;([.F9]-[.E9]))" office:value-type="percentage" office:value="-0.0513272903538538" calcext:value-type="percentage">
            <text:p>-5.13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0.42" calcext:value-type="float">
            <text:p>10.420</text:p>
          </table:table-cell>
          <table:table-cell office:value-type="float" office:value="7.93" calcext:value-type="float">
            <text:p>7.930</text:p>
          </table:table-cell>
          <table:table-cell office:value-type="float" office:value="6.21" calcext:value-type="float">
            <text:p>6.21</text:p>
          </table:table-cell>
          <table:table-cell office:value-type="float" office:value="172.2" calcext:value-type="float">
            <text:p>172.20</text:p>
          </table:table-cell>
          <table:table-cell table:style-name="ce53" table:formula="of:=IF([.E10]&gt;0;[.F10]/[.E10]-1.0014;([.F10]-[.E10]))" office:value-type="percentage" office:value="-0.240363531669866" calcext:value-type="percentage">
            <text:p>-24.04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266" calcext:value-type="percentage" table:number-columns-spanned="1" table:number-rows-spanned="4">
            <text:p>12.66%</text:p>
          </table:table-cell>
          <table:table-cell office:value-type="string" calcext:value-type="string">
            <text:p>民生银行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6.73" calcext:value-type="float">
            <text:p>6.730</text:p>
          </table:table-cell>
          <table:table-cell office:value-type="float" office:value="5.76" calcext:value-type="float">
            <text:p>5.760</text:p>
          </table:table-cell>
          <table:table-cell office:value-type="float" office:value="4.61" calcext:value-type="float">
            <text:p>4.61</text:p>
          </table:table-cell>
          <table:table-cell office:value-type="float" office:value="2521" calcext:value-type="float">
            <text:p>2521.00</text:p>
          </table:table-cell>
          <table:table-cell table:style-name="ce49" table:formula="of:=IF([.E11]&gt;0;[.F11]/[.E11]-1.0014;([.F11]-[.E11]))" office:value-type="percentage" office:value="-0.145530757800892" calcext:value-type="percentage">
            <text:p>-14.55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46" calcext:value-type="percentage">
            <text:p>3.46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85" calcext:value-type="float">
            <text:p>33.850</text:p>
          </table:table-cell>
          <table:table-cell office:value-type="float" office:value="8.95" calcext:value-type="float">
            <text:p>8.95</text:p>
          </table:table-cell>
          <table:table-cell office:value-type="float" office:value="8536" calcext:value-type="float">
            <text:p>8536.00</text:p>
          </table:table-cell>
          <table:table-cell table:style-name="ce49" table:formula="of:=IF([.E12]&gt;0;[.F12]/[.E12]-1.0014;([.F12]-[.E12]))" office:value-type="percentage" office:value="0.306307166312536" calcext:value-type="percentage">
            <text:p>30.63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3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1" calcext:value-type="float">
            <text:p>3.110</text:p>
          </table:table-cell>
          <table:table-cell office:value-type="float" office:value="4.62" calcext:value-type="float">
            <text:p>4.62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517816793893131" calcext:value-type="percentage">
            <text:p>-5.18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3.23" calcext:value-type="float">
            <text:p>13.230</text:p>
          </table:table-cell>
          <table:table-cell office:value-type="float" office:value="8.76" calcext:value-type="float">
            <text:p>8.76</text:p>
          </table:table-cell>
          <table:table-cell office:value-type="float" office:value="2567" calcext:value-type="float">
            <text:p>2567.00</text:p>
          </table:table-cell>
          <table:table-cell table:style-name="ce49" table:formula="of:=IF([.E14]&gt;0;[.F14]/[.E14]-1.0014;([.F14]-[.E14]))" office:value-type="percentage" office:value="0.313186645468998" calcext:value-type="percentage">
            <text:p>31.32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725" calcext:value-type="float">
            <text:p>15.725</text:p>
          </table:table-cell>
          <table:table-cell table:style-name="ce115" table:formula="of:=IF([.F14]&lt;[.E14]*1.25; 0; [.J14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93" calcext:value-type="percentage" table:number-columns-spanned="1" table:number-rows-spanned="3">
            <text:p>9.93%</text:p>
          </table:table-cell>
          <table:table-cell office:value-type="string" calcext:value-type="string">
            <text:p>中国平安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2.23" calcext:value-type="float">
            <text:p>72.230</text:p>
          </table:table-cell>
          <table:table-cell office:value-type="float" office:value="10.16" calcext:value-type="float">
            <text:p>10.16</text:p>
          </table:table-cell>
          <table:table-cell office:value-type="float" office:value="13200" calcext:value-type="float">
            <text:p>13200.00</text:p>
          </table:table-cell>
          <table:table-cell table:style-name="ce54" table:formula="of:=IF([.E15]&gt;0;[.F15]/[.E15]-1.0014;([.F15]-[.E15]))" office:value-type="percentage" office:value="0.164784994429824" calcext:value-type="percentage">
            <text:p>16.48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431" calcext:value-type="percentage">
            <text:p>4.31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6.05" calcext:value-type="float">
            <text:p>26.050</text:p>
          </table:table-cell>
          <table:table-cell office:value-type="float" office:value="4.67" calcext:value-type="float">
            <text:p>4.67</text:p>
          </table:table-cell>
          <table:table-cell office:value-type="float" office:value="812.6" calcext:value-type="float">
            <text:p>812.60</text:p>
          </table:table-cell>
          <table:table-cell table:style-name="ce55" table:formula="of:=IF([.E16]&gt;0;[.F16]/[.E16]-1.0014;([.F16]-[.E16]))" office:value-type="percentage" office:value="-0.307085119539433" calcext:value-type="percentage">
            <text:p>-30.7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44" calcext:value-type="float">
            <text:p>23.440</text:p>
          </table:table-cell>
          <table:table-cell office:value-type="float" office:value="25.15" calcext:value-type="float">
            <text:p>25.15</text:p>
          </table:table-cell>
          <table:table-cell office:value-type="float" office:value="3030" calcext:value-type="float">
            <text:p>3030.00</text:p>
          </table:table-cell>
          <table:table-cell table:style-name="ce54" table:formula="of:=IF([.E17]&gt;0;[.F17]/[.E17]-1.0014;([.F17]-[.E17]))" office:value-type="percentage" office:value="0.415256593738668" calcext:value-type="percentage">
            <text:p>41.53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66" calcext:value-type="percentage" table:number-columns-spanned="1" table:number-rows-spanned="2">
            <text:p>8.66%</text:p>
          </table:table-cell>
          <table:table-cell office:value-type="string" calcext:value-type="string">
            <text:p>腾讯控股</text:p>
          </table:table-cell>
          <table:table-cell office:value-type="percentage" office:value="0.0698" calcext:value-type="percentage">
            <text:p>6.9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421.2" calcext:value-type="float">
            <text:p>421.200</text:p>
          </table:table-cell>
          <table:table-cell office:value-type="float" office:value="38.67" calcext:value-type="float">
            <text:p>38.67</text:p>
          </table:table-cell>
          <table:table-cell office:value-type="float" office:value="40000" calcext:value-type="float">
            <text:p>40000.00</text:p>
          </table:table-cell>
          <table:table-cell table:style-name="ce64" table:formula="of:=IF([.E18]&gt;0;[.F18]/[.E18]-1.0014;([.F18]-[.E18]))" office:value-type="percentage" office:value="0.313288807041638" calcext:value-type="percentage">
            <text:p>31.33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00.59375" calcext:value-type="float">
            <text:p>500.594</text:p>
          </table:table-cell>
          <table:table-cell table:style-name="ce159" table:formula="of:=IF([.F18]&lt;[.E18]*1.25; 0; [.J18]/1.25*0.92)" office:value-type="float" office:value="368.437" calcext:value-type="float">
            <text:p>368.437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.744" calcext:value-type="float">
            <text:p>5.744</text:p>
          </table:table-cell>
          <table:table-cell office:value-type="float" office:value="5.07" calcext:value-type="float">
            <text:p>5.070</text:p>
          </table:table-cell>
          <table:table-cell office:value-type="float" office:value="4.91" calcext:value-type="float">
            <text:p>4.91</text:p>
          </table:table-cell>
          <table:table-cell office:value-type="float" office:value="63.06" calcext:value-type="float">
            <text:p>63.06</text:p>
          </table:table-cell>
          <table:table-cell table:style-name="ce76" table:formula="of:=IF([.E19]&gt;0;[.F19]/[.E19]-1.0014;([.F19]-[.E19]))" office:value-type="percentage" office:value="-0.118739832869081" calcext:value-type="percentage">
            <text:p>-11.87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43" calcext:value-type="percentage">
            <text:p>4.43%</text:p>
          </table:table-cell>
          <table:table-cell office:value-type="string" calcext:value-type="string">
            <text:p>分众传媒</text:p>
          </table:table-cell>
          <table:table-cell office:value-type="percentage" office:value="0.0443" calcext:value-type="percentage">
            <text:p>4.43%</text:p>
          </table:table-cell>
          <table:table-cell office:value-type="float" office:value="5.808" calcext:value-type="float">
            <text:p>5.808</text:p>
          </table:table-cell>
          <table:table-cell office:value-type="float" office:value="4.91" calcext:value-type="float">
            <text:p>4.910</text:p>
          </table:table-cell>
          <table:table-cell office:value-type="float" office:value="45.82" calcext:value-type="float">
            <text:p>45.82</text:p>
          </table:table-cell>
          <table:table-cell office:value-type="float" office:value="720.6" calcext:value-type="float">
            <text:p>720.60</text:p>
          </table:table-cell>
          <table:table-cell table:style-name="ce66" table:formula="of:=IF([.E20]&gt;0;[.F20]/[.E20]-1.0014;([.F20]-[.E20]))" office:value-type="percentage" office:value="-0.156014325068871" calcext:value-type="percentage">
            <text:p>-15.60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82" calcext:value-type="percentage">
            <text:p>3.82%</text:p>
          </table:table-cell>
          <table:table-cell office:value-type="string" calcext:value-type="string">
            <text:p>微创医疗</text:p>
          </table:table-cell>
          <table:table-cell office:value-type="percentage" office:value="0.0382" calcext:value-type="percentage">
            <text:p>3.82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3.05" calcext:value-type="float">
            <text:p>23.050</text:p>
          </table:table-cell>
          <table:table-cell office:value-type="float" office:value="111.02" calcext:value-type="float">
            <text:p>111.02</text:p>
          </table:table-cell>
          <table:table-cell office:value-type="float" office:value="400.1" calcext:value-type="float">
            <text:p>400.10</text:p>
          </table:table-cell>
          <table:table-cell table:style-name="ce81" table:formula="of:=IF([.E21]&gt;0;[.F21]/[.E21]-1.0014;([.F21]-[.E21]))" office:value-type="percentage" office:value="0.597296074351505" calcext:value-type="percentage">
            <text:p>59.73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8.16015625" calcext:value-type="float">
            <text:p>28.160</text:p>
          </table:table-cell>
          <table:table-cell table:style-name="ce188" table:formula="of:=IF([.F21]&lt;[.E21]*1.25; 0; [.J21]/1.25*0.92)" office:value-type="float" office:value="20.725875" calcext:value-type="float">
            <text:p>20.726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09" calcext:value-type="percentage">
            <text:p>3.09%</text:p>
          </table:table-cell>
          <table:table-cell office:value-type="string" calcext:value-type="string">
            <text:p>美的集团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6.95" calcext:value-type="float">
            <text:p>56.950</text:p>
          </table:table-cell>
          <table:table-cell office:value-type="float" office:value="17.41" calcext:value-type="float">
            <text:p>17.41</text:p>
          </table:table-cell>
          <table:table-cell office:value-type="float" office:value="3986" calcext:value-type="float">
            <text:p>3986.00</text:p>
          </table:table-cell>
          <table:table-cell table:style-name="ce69" table:formula="of:=IF([.E22]&gt;0;[.F22]/[.E22]-1.0014;([.F22]-[.E22]))" office:value-type="percentage" office:value="0.26112549436907" calcext:value-type="percentage">
            <text:p>26.11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0.48125" calcext:value-type="float">
            <text:p>70.481</text:p>
          </table:table-cell>
          <table:table-cell table:style-name="ce164" table:formula="of:=IF([.F22]&lt;[.E22]*1.25; 0; [.J22]/1.25*0.92)" office:value-type="float" office:value="51.8742" calcext:value-type="float">
            <text:p>51.874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64" calcext:value-type="percentage">
            <text:p>2.64%</text:p>
          </table:table-cell>
          <table:table-cell office:value-type="string" calcext:value-type="string">
            <text:p>小米集团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1.96" calcext:value-type="float">
            <text:p>11.960</text:p>
          </table:table-cell>
          <table:table-cell office:value-type="float" office:value="25.63" calcext:value-type="float">
            <text:p>25.63</text:p>
          </table:table-cell>
          <table:table-cell office:value-type="float" office:value="2877.2" calcext:value-type="float">
            <text:p>2877.20</text:p>
          </table:table-cell>
          <table:table-cell table:style-name="ce85" table:formula="of:=IF([.E23]&gt;0;[.F23]/[.E23]-1.0014;([.F23]-[.E23]))" office:value-type="percentage" office:value="-0.0222759721653705" calcext:value-type="percentage">
            <text:p>-2.23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8" calcext:value-type="percentage">
            <text:p>1.78%</text:p>
          </table:table-cell>
          <table:table-cell office:value-type="string" calcext:value-type="string">
            <text:p>澳博控股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9.05" calcext:value-type="float">
            <text:p>9.050</text:p>
          </table:table-cell>
          <table:table-cell office:value-type="float" office:value="8.05" calcext:value-type="float">
            <text:p>8.050</text:p>
          </table:table-cell>
          <table:table-cell office:value-type="float" office:value="14.22" calcext:value-type="float">
            <text:p>14.22</text:p>
          </table:table-cell>
          <table:table-cell office:value-type="float" office:value="456.2" calcext:value-type="float">
            <text:p>456.20</text:p>
          </table:table-cell>
          <table:table-cell table:style-name="ce71" table:formula="of:=IF([.E24]&gt;0;[.F24]/[.E24]-1.0014;([.F24]-[.E24]))" office:value-type="percentage" office:value="-0.111897237569061" calcext:value-type="percentage">
            <text:p>-11.19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75" calcext:value-type="percentage">
            <text:p>1.75%</text:p>
          </table:table-cell>
          <table:table-cell office:value-type="string" calcext:value-type="string">
            <text:p>中国建筑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5.321" calcext:value-type="float">
            <text:p>5.321</text:p>
          </table:table-cell>
          <table:table-cell office:value-type="float" office:value="5.1" calcext:value-type="float">
            <text:p>5.100</text:p>
          </table:table-cell>
          <table:table-cell office:value-type="float" office:value="5.27" calcext:value-type="float">
            <text:p>5.27</text:p>
          </table:table-cell>
          <table:table-cell office:value-type="float" office:value="2140" calcext:value-type="float">
            <text:p>2140.00</text:p>
          </table:table-cell>
          <table:table-cell table:style-name="ce75" table:formula="of:=IF([.E25]&gt;0;[.F25]/[.E25]-1.0014;([.F25]-[.E25]))" office:value-type="percentage" office:value="-0.0429335463258786" calcext:value-type="percentage">
            <text:p>-4.29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1" calcext:value-type="percentage">
            <text:p>0.81%</text:p>
          </table:table-cell>
          <table:table-cell office:value-type="string" calcext:value-type="string">
            <text:p>西宁特钢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772" calcext:value-type="float">
            <text:p>5.772</text:p>
          </table:table-cell>
          <table:table-cell office:value-type="float" office:value="2.94" calcext:value-type="float">
            <text:p>2.940</text:p>
          </table:table-cell>
          <table:table-cell table:style-name="ce39" office:value-type="string" calcext:value-type="string">
            <text:p>-</text:p>
          </table:table-cell>
          <table:table-cell office:value-type="float" office:value="30.72" calcext:value-type="float">
            <text:p>30.72</text:p>
          </table:table-cell>
          <table:table-cell table:style-name="ce63" table:formula="of:=IF([.E26]&gt;0;[.F26]/[.E26]-1.0014;([.F26]-[.E26]))" office:value-type="percentage" office:value="-0.492044490644491" calcext:value-type="percentage">
            <text:p>-49.20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2" calcext:value-type="percentage">
            <text:p>0.22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2.147" calcext:value-type="float">
            <text:p>2.147</text:p>
          </table:table-cell>
          <table:table-cell office:value-type="float" office:value="3.91" calcext:value-type="float">
            <text:p>3.91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5.5" calcext:value-type="float">
            <text:p>15.50</text:p>
          </table:table-cell>
          <table:table-cell table:style-name="ce65" table:formula="of:=IF([.E27]&gt;0;[.F27]/[.E27]-1.0014;([.F27]-[.E27]))" office:value-type="percentage" office:value="0.819745784816023" calcext:value-type="percentage">
            <text:p>81.97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6" calcext:value-type="float" table:number-columns-spanned="5" table:number-rows-spanned="1">
            <text:p>1.19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27" calcext:value-type="percentage" table:number-columns-spanned="5" table:number-rows-spanned="1">
            <text:p>-0.27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54" calcext:value-type="percentage" table:number-columns-spanned="1" table:number-rows-spanned="2">
            <text:p>4.5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17" calcext:value-type="percentage">
            <text:p>2.1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0.65" calcext:value-type="float">
            <text:p>50.6500</text:p>
          </table:table-cell>
          <table:table-cell table:style-name="ce39" office:value-type="float" office:value="89.32" calcext:value-type="float">
            <text:p>89.32</text:p>
          </table:table-cell>
          <table:table-cell office:value-type="float" office:value="746.8" calcext:value-type="float">
            <text:p>746.80</text:p>
          </table:table-cell>
          <table:table-cell table:style-name="ce68" table:formula="of:=IF([.E31]&gt;0;[.F31]/[.E31]-1.0014;([.F31]-[.E31]))" office:value-type="percentage" office:value="0.2618497817683" calcext:value-type="percentage">
            <text:p>26.18%</text:p>
          </table:table-cell>
          <table:table-cell table:style-name="ce10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2.6484375" calcext:value-type="float">
            <text:p>62.648</text:p>
          </table:table-cell>
          <table:table-cell table:style-name="ce126" table:formula="of:=IF([.F31]&lt;[.E31]*1.25; 0; [.J31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4.21" calcext:value-type="float">
            <text:p>204.2100</text:p>
          </table:table-cell>
          <table:table-cell office:value-type="float" office:value="22.57" calcext:value-type="float">
            <text:p>22.57</text:p>
          </table:table-cell>
          <table:table-cell office:value-type="float" office:value="5464.17" calcext:value-type="float">
            <text:p>5464.17</text:p>
          </table:table-cell>
          <table:table-cell table:style-name="ce67" table:formula="of:=IF([.E32]&gt;0;[.F32]/[.E32]-1.0014;([.F32]-[.E32]))" office:value-type="percentage" office:value="0.166614889458696" calcext:value-type="percentage">
            <text:p>16.66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18.543875" calcext:value-type="float">
            <text:p>218.544</text:p>
          </table:table-cell>
          <table:table-cell table:style-name="ce127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91" calcext:value-type="percentage">
            <text:p>1.9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83" calcext:value-type="float">
            <text:p>3.8300</text:p>
          </table:table-cell>
          <table:table-cell table:style-name="ce39" office:value-type="float" office:value="208.23" calcext:value-type="float">
            <text:p>208.23</text:p>
          </table:table-cell>
          <table:table-cell office:value-type="float" office:value="183.9" calcext:value-type="float">
            <text:p>183.90</text:p>
          </table:table-cell>
          <table:table-cell table:style-name="ce70" table:formula="of:=IF([.E33]&gt;0;[.F33]/[.E33]-1.0014;([.F33]-[.E33]))" office:value-type="percentage" office:value="-0.245677821625888" calcext:value-type="percentage">
            <text:p>-24.57%</text:p>
          </table:table-cell>
          <table:table-cell table:style-name="ce10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.335" calcext:value-type="float">
            <text:p>6.335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62" calcext:value-type="percentage">
            <text:p>1.62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0.97" calcext:value-type="float">
            <text:p>0.9700</text:p>
          </table:table-cell>
          <table:table-cell office:value-type="float" office:value="2.03" calcext:value-type="float">
            <text:p>2.03</text:p>
          </table:table-cell>
          <table:table-cell office:value-type="float" office:value="7.95" calcext:value-type="float">
            <text:p>7.95</text:p>
          </table:table-cell>
          <table:table-cell table:style-name="ce72" table:formula="of:=IF([.E34]&gt;0;[.F34]/[.E34]-1.0014;([.F34]-[.E34]))" office:value-type="percentage" office:value="-0.329142740314644" calcext:value-type="percentage">
            <text:p>-32.91%</text:p>
          </table:table-cell>
          <table:table-cell table:style-name="ce11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.803625" calcext:value-type="float">
            <text:p>1.804</text:p>
          </table:table-cell>
          <table:table-cell table:style-name="ce151" table:formula="of:=IF([.F34]&lt;[.E34]*1.25; 0; [.J3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16" calcext:value-type="percentage">
            <text:p>1.16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0.76" calcext:value-type="float">
            <text:p>20.7600</text:p>
          </table:table-cell>
          <table:table-cell office:value-type="float" office:value="10.34" calcext:value-type="float">
            <text:p>10.34</text:p>
          </table:table-cell>
          <table:table-cell office:value-type="float" office:value="43.26" calcext:value-type="float">
            <text:p>43.26</text:p>
          </table:table-cell>
          <table:table-cell table:style-name="ce99" table:formula="of:=IF([.E35]&gt;0;[.F35]/[.E35]-1.0014;([.F35]-[.E35]))" office:value-type="percentage" office:value="-0.217352866530705" calcext:value-type="percentage">
            <text:p>-21.74%</text:p>
          </table:table-cell>
          <table:table-cell table:style-name="ce16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3.0975" calcext:value-type="float">
            <text:p>33.098</text:p>
          </table:table-cell>
          <table:table-cell table:style-name="ce204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8]" office:value-type="float" office:value="233332.7285387" calcext:value-type="float">
            <text:p>233332.7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2:Sheet1.I32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2:Sheet1.J32">
            <calcext:condition calcext:apply-style-name="Good" calcext:value="&gt;#REF!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5">
            <calcext:condition calcext:apply-style-name="Bad" calcext:value="&gt;0" calcext:base-cell-address="Sheet1.L34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22:18:20.666865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5-16T22:44:31.852009018</dc:date>
    <meta:editing-duration>P2DT5H2M18S</meta:editing-duration>
    <meta:editing-cycles>366</meta:editing-cycles>
    <meta:generator>LibreOffice/6.0.7.3$Linux_X86_64 LibreOffice_project/00m0$Build-3</meta:generator>
    <meta:document-statistic meta:table-count="1" meta:cell-count="391" meta:object-count="0"/>
  </office:meta>
</office:document-meta>
</file>